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4" style:family="table-cell" style:parent-style-name="Default" style:data-style-name="N0">
      <style:table-cell-properties style:text-align-source="fix" style:repeat-content="false" style:vertical-align="to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haracter Sheet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 table:number-columns-spanned="8" table:number-rows-spanned="1">
            <text:p>Attributes</text:p>
          </table:table-cell>
          <table:covered-table-cell table:number-columns-repeated="7"/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X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MIG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WIL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ge</text:p>
          </table:table-cell>
          <table:table-cell table:style-name="Default"/>
          <table:table-cell table:number-columns-repeated="16374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number-columns-repeated="16374"/>
        </table:table-row>
        <table:table-row table:style-name="ro1">
          <table:table-cell office:value-type="string" calcext:value-type="string">
            <text:p>Current</text:p>
          </table:table-cell>
          <table:table-cell table:formula="of:=XP-[$Calculation.A2]" office:value-type="float" office:value="50" calcext:value-type="float">
            <text:p>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ce</text:p>
          </table:table-cell>
          <table:table-cell table:number-columns-repeated="2" office:value-type="string" calcext:value-type="string">
            <text:p>-</text:p>
          </table:table-cell>
          <table:table-cell table:formula="of:=[$Calculation.C3]" office:value-type="string" office:string-value="-" calcext:value-type="string">
            <text:p>-</text:p>
          </table:table-cell>
          <table:table-cell table:formula="of:=[$Calculation.D3]" office:value-type="string" office:string-value="-" calcext:value-type="string">
            <text:p>-</text:p>
          </table:table-cell>
          <table:table-cell table:formula="of:=[$Calculation.E3]" office:value-type="string" office:string-value="-" calcext:value-type="string">
            <text:p>-</text:p>
          </table:table-cell>
          <table:table-cell table:style-name="ce2" table:formula="of:=[$Calculation.F3]" office:value-type="string" office:string-value="-" calcext:value-type="string">
            <text:p>-</text:p>
          </table:table-cell>
          <table:table-cell table:style-name="ce2" table:formula="of:=[$Calculation.G3]" office:value-type="string" office:string-value="-" calcext:value-type="string">
            <text:p>-</text:p>
          </table:table-cell>
          <table:table-cell table:style-name="ce2" table:formula="of:=[$Calculation.H3]" office:value-type="string" office:string-value="-" calcext:value-type="string">
            <text:p>-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 table:number-columns-spanned="8" table:number-rows-spanned="1">
            <text:p>Special Attributes</text:p>
          </table:table-cell>
          <table:covered-table-cell table:number-columns-repeated="7"/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Alteration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Influence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Prescience</text:p>
          </table:table-cell>
          <table:table-cell office:value-type="string" calcext:value-type="string">
            <text:p>Protectio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ice</text:p>
          </table:table-cell>
          <table:table-cell table:formula="of:=[$Calculation.F3]" office:value-type="string" office:string-value="-" calcext:value-type="string">
            <text:p>-</text:p>
          </table:table-cell>
          <table:table-cell table:formula="of:=[$Calculation.G3]" office:value-type="string" office:string-value="-" calcext:value-type="string">
            <text:p>-</text:p>
          </table:table-cell>
          <table:table-cell table:formula="of:=[$Calculation.H3]" office:value-type="string" office:string-value="-" calcext:value-type="string">
            <text:p>-</text:p>
          </table:table-cell>
          <table:table-cell table:formula="of:=[$Calculation.I3]" office:value-type="string" office:string-value="-" calcext:value-type="string">
            <text:p>-</text:p>
          </table:table-cell>
          <table:table-cell table:formula="of:=[$Calculation.J3]" office:value-type="string" office:string-value="-" calcext:value-type="string">
            <text:p>-</text:p>
          </table:table-cell>
          <table:table-cell table:formula="of:=[$Calculation.K3]" office:value-type="string" office:string-value="-" calcext:value-type="string">
            <text:p>-</text:p>
          </table:table-cell>
          <table:table-cell table:formula="of:=[$Calculation.L3]" office:value-type="string" office:string-value="-" calcext:value-type="string">
            <text:p>-</text:p>
          </table:table-cell>
          <table:table-cell table:formula="of:=[$Calculation.M3]" office:value-type="string" office:string-value="-" calcext:value-type="string">
            <text:p>-</text:p>
          </table:table-cell>
          <table:table-cell table:number-columns-repeated="16375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lculation" table:style-name="ta1">
        <table:table-column table:style-name="co1" table:number-columns-repeated="16384" table:default-cell-style-name="ce3"/>
        <table:table-row table:style-name="ro1">
          <table:table-cell office:value-type="string" calcext:value-type="string">
            <text:p>X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MIG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WIL</text:p>
          </table:table-cell>
          <table:table-cell office:value-type="string" calcext:value-type="string">
            <text:p>Alteration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Influence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Prescience</text:p>
          </table:table-cell>
          <table:table-cell office:value-type="string" calcext:value-type="string">
            <text:p>Protection</text:p>
          </table:table-cell>
          <table:table-cell table:number-columns-repeated="16371"/>
        </table:table-row>
        <table:table-row table:style-name="ro1">
          <table:table-cell table:formula="of:=SUM([.B2:.M2])" office:value-type="float" office:value="0" calcext:value-type="float">
            <text:p>0</text:p>
          </table:table-cell>
          <table:table-cell table:formula="of:=INDIRECT([.B1]) * (INDIRECT([.B1]) + 1) / 2" office:value-type="float" office:value="0" calcext:value-type="float">
            <text:p>0</text:p>
          </table:table-cell>
          <table:table-cell table:formula="of:=INDIRECT([.C1]) * (INDIRECT([.C1]) + 1) / 2" office:value-type="float" office:value="0" calcext:value-type="float">
            <text:p>0</text:p>
          </table:table-cell>
          <table:table-cell table:formula="of:=INDIRECT([.D1]) * (INDIRECT([.D1]) + 1) / 2" office:value-type="float" office:value="0" calcext:value-type="float">
            <text:p>0</text:p>
          </table:table-cell>
          <table:table-cell table:formula="of:=INDIRECT([.E1]) * (INDIRECT([.E1]) + 1) / 2" office:value-type="float" office:value="0" calcext:value-type="float">
            <text:p>0</text:p>
          </table:table-cell>
          <table:table-cell table:formula="of:=INDIRECT([.F1]) * (INDIRECT([.F1]) + 1) / 2" office:value-type="float" office:value="0" calcext:value-type="float">
            <text:p>0</text:p>
          </table:table-cell>
          <table:table-cell table:formula="of:=INDIRECT([.G1]) * (INDIRECT([.G1]) + 1) / 2" office:value-type="float" office:value="0" calcext:value-type="float">
            <text:p>0</text:p>
          </table:table-cell>
          <table:table-cell table:formula="of:=INDIRECT([.H1]) * (INDIRECT([.H1]) + 1) / 2" office:value-type="float" office:value="0" calcext:value-type="float">
            <text:p>0</text:p>
          </table:table-cell>
          <table:table-cell table:formula="of:=INDIRECT([.I1]) * (INDIRECT([.I1]) + 1) / 2" office:value-type="float" office:value="0" calcext:value-type="float">
            <text:p>0</text:p>
          </table:table-cell>
          <table:table-cell table:formula="of:=INDIRECT([.J1]) * (INDIRECT([.J1]) + 1) / 2" office:value-type="float" office:value="0" calcext:value-type="float">
            <text:p>0</text:p>
          </table:table-cell>
          <table:table-cell table:formula="of:=INDIRECT([.K1]) * (INDIRECT([.K1]) + 1) / 2" office:value-type="float" office:value="0" calcext:value-type="float">
            <text:p>0</text:p>
          </table:table-cell>
          <table:table-cell table:formula="of:=INDIRECT([.L1]) * (INDIRECT([.L1]) + 1) / 2" office:value-type="float" office:value="0" calcext:value-type="float">
            <text:p>0</text:p>
          </table:table-cell>
          <table:table-cell table:formula="of:=INDIRECT([.M1]) * (INDIRECT([.M1]) + 1) / 2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Dice</text:p>
          </table:table-cell>
          <table:table-cell/>
          <table:table-cell table:style-name="ce4" table:formula="of:=INDEX([.$B$4:.$B$14];INDIRECT([.C1])+1;1)" office:value-type="string" office:string-value="-" calcext:value-type="string">
            <text:p>-</text:p>
          </table:table-cell>
          <table:table-cell table:style-name="ce4" table:formula="of:=INDEX([.$B$4:.$B$14];INDIRECT([.D1])+1;1)" office:value-type="string" office:string-value="-" calcext:value-type="string">
            <text:p>-</text:p>
          </table:table-cell>
          <table:table-cell table:style-name="ce4" table:formula="of:=INDEX([.$B$4:.$B$14];INDIRECT([.E1])+1;1)" office:value-type="string" office:string-value="-" calcext:value-type="string">
            <text:p>-</text:p>
          </table:table-cell>
          <table:table-cell table:style-name="ce4" table:formula="of:=INDEX([.$B$4:.$B$14];INDIRECT([.F1])+1;1)" office:value-type="string" office:string-value="-" calcext:value-type="string">
            <text:p>-</text:p>
          </table:table-cell>
          <table:table-cell table:style-name="ce4" table:formula="of:=INDEX([.$B$4:.$B$14];INDIRECT([.G1])+1;1)" office:value-type="string" office:string-value="-" calcext:value-type="string">
            <text:p>-</text:p>
          </table:table-cell>
          <table:table-cell table:style-name="ce4" table:formula="of:=INDEX([.$B$4:.$B$14];INDIRECT([.H1])+1;1)" office:value-type="string" office:string-value="-" calcext:value-type="string">
            <text:p>-</text:p>
          </table:table-cell>
          <table:table-cell table:style-name="ce4" table:formula="of:=INDEX([.$B$4:.$B$14];INDIRECT([.I1])+1;1)" office:value-type="string" office:string-value="-" calcext:value-type="string">
            <text:p>-</text:p>
          </table:table-cell>
          <table:table-cell table:style-name="ce4" table:formula="of:=INDEX([.$B$4:.$B$14];INDIRECT([.J1])+1;1)" office:value-type="string" office:string-value="-" calcext:value-type="string">
            <text:p>-</text:p>
          </table:table-cell>
          <table:table-cell table:style-name="ce4" table:formula="of:=INDEX([.$B$4:.$B$14];INDIRECT([.K1])+1;1)" office:value-type="string" office:string-value="-" calcext:value-type="string">
            <text:p>-</text:p>
          </table:table-cell>
          <table:table-cell table:style-name="ce4" table:formula="of:=INDEX([.$B$4:.$B$14];INDIRECT([.L1])+1;1)" office:value-type="string" office:string-value="-" calcext:value-type="string">
            <text:p>-</text:p>
          </table:table-cell>
          <table:table-cell table:style-name="ce4" table:formula="of:=INDEX([.$B$4:.$B$14];INDIRECT([.M1])+1;1)" office:value-type="string" office:string-value="-" calcext:value-type="string">
            <text:p>-</text:p>
          </table:table-cell>
          <table:table-cell table:number-columns-repeated="163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d4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d6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d8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d10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d6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d8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d10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d8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d10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d8</text:p>
          </table:table-cell>
          <table:table-cell table:number-columns-repeated="16382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AGI" table:base-cell-address="$'Character Sheet'.$C$4" table:cell-range-address="$'Character Sheet'.$E$4"/>
        <table:named-range table:name="Alteration" table:base-cell-address="$'Character Sheet'.$B$9" table:cell-range-address="$'Character Sheet'.$B$9"/>
        <table:named-range table:name="Creation" table:base-cell-address="$'Character Sheet'.$B$9" table:cell-range-address="$'Character Sheet'.$C$9"/>
        <table:named-range table:name="Energy" table:base-cell-address="$'Character Sheet'.$B$9" table:cell-range-address="$'Character Sheet'.$D$9"/>
        <table:named-range table:name="Entropy" table:base-cell-address="$'Character Sheet'.$B$9" table:cell-range-address="$'Character Sheet'.$E$9"/>
        <table:named-range table:name="HP" table:base-cell-address="$'Character Sheet'.$C$4" table:cell-range-address="$'Character Sheet'.$C$4"/>
        <table:named-range table:name="Influence" table:base-cell-address="$'Character Sheet'.$B$9" table:cell-range-address="$'Character Sheet'.$F$9"/>
        <table:named-range table:name="MIG" table:base-cell-address="$'Character Sheet'.$C$4" table:cell-range-address="$'Character Sheet'.$D$4"/>
        <table:named-range table:name="Movement" table:base-cell-address="$'Character Sheet'.$B$9" table:cell-range-address="$'Character Sheet'.$G$9"/>
        <table:named-range table:name="Prescience" table:base-cell-address="$'Character Sheet'.$B$9" table:cell-range-address="$'Character Sheet'.$H$9"/>
        <table:named-range table:name="Protection" table:base-cell-address="$'Character Sheet'.$B$9" table:cell-range-address="$'Character Sheet'.$I$9"/>
        <table:named-range table:name="WIL" table:base-cell-address="$'Character Sheet'.$C$4" table:cell-range-address="$'Character Sheet'.$F$4"/>
        <table:named-range table:name="XP" table:base-cell-address="$'Character Sheet'.$B$4" table:cell-range-address="$'Character Sheet'.$B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7T22:52:33.316852432</meta:creation-date>
    <dc:date>2025-07-08T00:39:32.808327591</dc:date>
    <meta:editing-duration>PT17M52S</meta:editing-duration>
    <meta:editing-cycles>3</meta:editing-cycles>
    <meta:generator>LibreOffice/25.2.4.3$Linux_X86_64 LibreOffice_project/520$Build-3</meta:generator>
    <meta:document-statistic meta:table-count="2" meta:cell-count="116" meta:object-count="0"/>
  </office:meta>
</office:document-meta>
</file>